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5"><text:text-input text:description="&lt;/if&gt;">&lt;/if&gt;</text:text-input></text:p>
      <text:p text:style-name="P5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4"><text:span text:style-name="T1"><text:text-input text:description="&lt;o.mac_or&gt;">&lt;o.mac_or&gt;</text:text-input></text:span></text:p>
      <text:p text:style-name="P4"><text:span text:style-name="T1"><text:text-input text:description="&lt;o.rnfl_or&gt;">&lt;o.rnfl_or&gt;</text:text-input></text:span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4"><text:span text:style-name="T1"><text:text-input text:description="&lt;o.mac_os&gt;">&lt;o.mac_os&gt;</text:text-input></text:span></text:p>
      <text:p text:style-name="P4"><text:span text:style-name="T1"><text:text-input text:description="&lt;o.rnfl_os&gt;">&lt;o.rnfl_os&gt;</text:text-input></text:span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/text:p>
      <text:p text:style-name="P4">OG<text:span text:style-name="T1">: </text:span><text:span text:style-name="T1"><text:text-input text:description="&lt;o.ccoct_os&gt;">&lt;o.ccoct_os&gt;</text:text-input></text:span></text:p>
      <text:p text:style-name="P2"><text:text-input text:description="&lt;if test=&quot;o.receiver_partner is True&quot;&gt;">&lt;if test="o.receiver_partner is True"&gt;</text:text-input></text:p>
      <text:p text:style-name="P2"><text:soft-page-break/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8-05T14:25:06</dc:date>
    <meta:editing-duration>P1DT1H31M59S</meta:editing-duration>
    <meta:editing-cycles>185</meta:editing-cycles>
    <dc:creator>L. FRANCOIS</dc:creator>
    <meta:document-statistic meta:table-count="2" meta:image-count="0" meta:object-count="0" meta:page-count="3" meta:paragraph-count="86" meta:word-count="357" meta:character-count="3598" meta:non-whitespace-character-count="3323"/>
  </office:meta>
</office:document-meta>
</file>